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text:p text:style-name="P2"/>
      <text:p text:style-name="P3">Käyttötapaukset</text:p>
      <text:p text:style-name="P3"/>
      <text:p text:style-name="P2">Sisäänkirjautuminen:</text:p>
      <text:p text:style-name="P2"><text:tab/>Rekisteröitynyt käyttäjä voi kirjautua sisään ohjelmaan. Ennen sisäänkirjautumista <text:tab/>ohjelmassa ei voi tehdä mitään muuta kuin rekisteröityä.<text:tab/></text:p>
      <text:p text:style-name="P2"/>
      <text:p text:style-name="P2">Rekisteröityminen:</text:p>
      <text:p text:style-name="P2"><text:tab/>Kuka tahansa voi rekisteröityä. Rekisteröityessä tulee valita tunnus, joka ei ole vielä <text:tab/>käytössä ja salasana tulee kirjoittaa kahdesti.</text:p>
      <text:p text:style-name="P3"/>
      <text:p text:style-name="P2">Uuden hoitajan lisääminen:</text:p>
      <text:p text:style-name="P2"><text:tab/>Rekisteröitynyt käyttäjä voi lisätä ohjelman tietokantaan uuden hoitajan, jolle vuoroja <text:tab/>voidaan jakaa. Hoitajalle määritellään nimi ja erityisominaisuudet.</text:p>
      <text:p text:style-name="P2"/>
      <text:p text:style-name="P2">Hoitajan tietojen muokkaus;</text:p>
      <text:p text:style-name="P2"><text:tab/>Rekisteröitynyt käyttäjä voi muokata tietokannassa olevien hoitajien tietoja.</text:p>
      <text:p text:style-name="P2"/>
      <text:p text:style-name="P2">Uuden asiakkaan lisääminen:</text:p>
      <text:p text:style-name="P2"><text:tab/>Rekisteröitynyt käyttäjä voi lisätä ohjelman tietokantaan uuden asiakkaan, jolle määritellään</text:p>
      <text:p text:style-name="P2"><text:tab/>nimi, erityisominaisuudet sekä käyntiaikataulu.</text:p>
      <text:p text:style-name="P2"/>
      <text:p text:style-name="P2">Asiakkaan tietojen muokkaus:</text:p>
      <text:p text:style-name="P2"><text:tab/>Rekisteröitynyt käyttäjä voi muokata tietokannassa olevien asiakkaiden tietoja.</text:p>
      <text:p text:style-name="P2"/>
      <text:p text:style-name="P2">Asiakkaan poistaminen tietokannasta:</text:p>
      <text:p text:style-name="P2"><text:tab/>Rekisteröitynyt käyttäjä voi poistaa asiakkaan tietokannasta, kun tälle ei tehdä enää <text:tab/>käyntejä.</text:p>
      <text:p text:style-name="P2"/>
      <text:p text:style-name="P2">Hoitajan poistaminen tietokannasta:</text:p>
      <text:p text:style-name="P2"><text:tab/>Rekisteröitynyt käyttäjä voi poistaa hoitajan tietokannasta, jos tämä ei enää jatkossa tee <text:tab/>käyntejä.</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04T13:05:51</dc:date>
    <dc:creator>Johanna Keto</dc:creator>
    <meta:editing-duration>PT35M49S</meta:editing-duration>
    <meta:editing-cycles>5</meta:editing-cycles>
    <meta:generator>LibreOffice/3.5$Linux_X86_64 LibreOffice_project/350m1$Build-2</meta:generator>
    <meta:document-statistic meta:table-count="0" meta:image-count="0" meta:object-count="0" meta:page-count="1" meta:paragraph-count="22" meta:word-count="216" meta:character-count="1899" meta:non-whitespace-character-count="1890"/>
  </office:meta>
</office:document-meta>
</file>